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79mm"/>
    </style:style>
    <style:style style:name="co2" style:family="table-column">
      <style:table-column-properties fo:break-before="auto" style:column-width="28.82mm"/>
    </style:style>
    <style:style style:name="co3" style:family="table-column">
      <style:table-column-properties fo:break-before="auto" style:column-width="22.1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9mm"/>
    </style:style>
    <style:style style:name="co6" style:family="table-column">
      <style:table-column-properties fo:break-before="auto" style:column-width="25.17mm"/>
    </style:style>
    <style:style style:name="co7" style:family="table-column">
      <style:table-column-properties fo:break-before="auto" style:column-width="23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5.3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b6c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ffb6c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ffb6c1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ackground-color="#ffb6c1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3" table:default-cell-style-name="ce2"/>
        <table:table-row table:style-name="ro1">
          <table:table-cell table:style-name="ce1" office:value-type="string" calcext:value-type="string" table:number-columns-spanned="4" table:number-rows-spanned="1">
            <text:p>Google AdWords – Recitation – Greedy Solution</text:p>
          </table:table-cell>
          <table:covered-table-cell table:number-columns-repeated="2" table:style-name="Default"/>
          <table:covered-table-cell/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7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7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AT&amp;T</text:p>
          </table:table-cell>
          <table:table-cell table:number-columns-repeated="2" table:style-name="ce14" office:value-type="float" office:value="0.1" calcext:value-type="float">
            <text:p>0.1</text:p>
          </table:table-cell>
          <table:table-cell table:style-name="ce21" office:value-type="float" office:value="0.08" calcext:value-type="float">
            <text:p>0.08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18" office:value-type="float" office:value="0.1" calcext:value-type="float">
            <text:p>0.1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0.2" calcext:value-type="float">
            <text:p>0.2</text:p>
          </table:table-cell>
          <table:table-cell table:style-name="ce19" office:value-type="float" office:value="0.2" calcext:value-type="float">
            <text:p>0.2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7" office:value-type="string" calcext:value-type="string">
            <text:p>Query 3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AT&amp;T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22" office:value-type="float" office:value="1.6" calcext:value-type="float">
            <text:p>1.6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T-Mobi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75" calcext:value-type="float">
            <text:p>0.7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table:style-name="ce8" office:value-type="string" calcext:value-type="string">
            <text:p>Verizon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7" office:value-type="string" calcext:value-type="string">
            <text:p>Budg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style-name="ce18" office:value-type="float" office:value="170" calcext:value-type="float">
            <text:p>170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9" office:value-type="float" office:value="160" calcext:value-type="float">
            <text:p>160</text:p>
          </table:table-cell>
          <table:table-cell table:number-columns-repeated="9"/>
        </table:table-row>
        <table:table-row table:style-name="ro2">
          <table:table-cell table:number-columns-repeated="4"/>
          <table:table-cell table:style-name="ce25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Query</text:p>
          </table:table-cell>
          <table:table-cell table:style-name="ce20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8" office:value-type="float" office:value="140" calcext:value-type="float">
            <text:p>140</text:p>
          </table:table-cell>
          <table:table-cell table:number-columns-repeated="9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Variables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7" office:value-type="string" calcext:value-type="string">
            <text:p>Query 3</text:p>
          </table:table-cell>
          <table:table-cell/>
          <table:table-cell table:style-name="ce27" office:value-type="string" calcext:value-type="string">
            <text:p>Query-Advertiser</text:p>
          </table:table-cell>
          <table:table-cell table:style-name="ce27" office:value-type="string" calcext:value-type="string">
            <text:p>Budget Limit</text:p>
          </table:table-cell>
          <table:table-cell table:style-name="ce27" office:value-type="string" calcext:value-type="string">
            <text:p>Query Limit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office:value-type="string" calcext:value-type="string">
            <text:p>V-3</text:p>
          </table:table-cell>
          <table:table-cell table:formula="of:=160/5"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48" calcext:value-type="float">
            <text:p>48</text:p>
          </table:table-cell>
          <table:table-cell/>
          <table:table-cell office:value-type="string" calcext:value-type="string">
            <text:p>T-3</text:p>
          </table:table-cell>
          <table:table-cell table:formula="of:=100/2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9" office:value-type="float" office:value="32" calcext:value-type="float">
            <text:p>32</text:p>
          </table:table-cell>
          <table:table-cell/>
          <table:table-cell office:value-type="string" calcext:value-type="string">
            <text:p>T1</text:p>
          </table:table-cell>
          <table:table-cell table:formula="of:=4/1"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A-1</text:p>
          </table:table-cell>
          <table:table-cell table:formula="of:=170/0.5" office:value-type="float" office:value="340" calcext:value-type="float">
            <text:p>340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Objective</text:p>
          </table:table-cell>
          <table:table-cell table:number-columns-repeated="4"/>
          <table:table-cell office:value-type="string" calcext:value-type="string">
            <text:p>A-2</text:p>
          </table:table-cell>
          <table:table-cell table:formula="of:=102/0.5" office:value-type="float" office:value="204" calcext:value-type="float">
            <text:p>204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Revenue</text:p>
          </table:table-cell>
          <table:table-cell table:formula="of:=SUMPRODUCT([.B35:.D37]; [.B17:.D19])" office:value-type="float" office:value="368" calcext:value-type="float">
            <text:p>368</text:p>
          </table:table-cell>
          <table:table-cell office:value-type="float" office:value="428" calcext:value-type="float">
            <text:p>428</text:p>
          </table:table-cell>
          <table:table-cell table:style-name="ce24" table:formula="of:=((428-368)/428)" office:value-type="percentage" office:value="0.14018691588785" calcext:value-type="percentage">
            <text:p>14.02%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/>
          <table:table-cell table:style-name="ce26" office:value-type="string" calcext:value-type="string">
            <text:p>Remaining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AT&amp;T</text:p>
          </table:table-cell>
          <table:table-cell table:formula="of:=SUMPRODUCT([.B35:.D35];[.B17:.D17])" office:value-type="float" office:value="108" calcext:value-type="float">
            <text:p>108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70" calcext:value-type="float">
            <text:p>170</text:p>
          </table:table-cell>
          <table:table-cell table:formula="of:=[.D45]-[.B45]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T-Mobile</text:p>
          </table:table-cell>
          <table:table-cell table:formula="of:=SUMPRODUCT([.B36:.D36];[.B18:.D18])" office:value-type="float" office:value="100" calcext:value-type="float">
            <text:p>10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00" calcext:value-type="float">
            <text:p>100</text:p>
          </table:table-cell>
          <table:table-cell table:formula="of:=[.D46]-[.B4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Verizon</text:p>
          </table:table-cell>
          <table:table-cell table:formula="of:=SUMPRODUCT([.B37:.D37];[.B19:.D19])" office:value-type="float" office:value="160" calcext:value-type="float">
            <text:p>16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60" calcext:value-type="float">
            <text:p>160</text:p>
          </table:table-cell>
          <table:table-cell table:formula="of:=[.D47]-[.B4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/>
          <table:table-cell table:style-name="ce26" office:value-type="string" calcext:value-type="string">
            <text:p>Remaining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Query 1</text:p>
          </table:table-cell>
          <table:table-cell table:formula="of:=SUM([.B35:.B37])" office:value-type="float" office:value="140" calcext:value-type="float">
            <text:p>14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40" calcext:value-type="float">
            <text:p>140</text:p>
          </table:table-cell>
          <table:table-cell table:formula="of:=[.D50]-[.B5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Query 2</text:p>
          </table:table-cell>
          <table:table-cell table:formula="of:=SUM([.C35:.C37])" office:value-type="float" office:value="80" calcext:value-type="float">
            <text:p>8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formula="of:=[.D51]-[.B5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Query 3</text:p>
          </table:table-cell>
          <table:table-cell table:formula="of:=SUM([.D35:.D37])" office:value-type="float" office:value="80" calcext:value-type="float">
            <text:p>8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formula="of:=[.D52]-[.B52]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 style:data-style-name="N2" text:time-value="08:52:10.91869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5-08-13T10:16:59.921191000</dc:date>
    <meta:editing-duration>P1DT53M53S</meta:editing-duration>
    <meta:editing-cycles>7</meta:editing-cycles>
    <meta:generator>LibreOffice/4.4.5.2$MacOSX_X86_64 LibreOffice_project/a22f674fd25a3b6f45bdebf25400ed2adff0ff99</meta:generator>
    <meta:document-statistic meta:table-count="1" meta:cell-count="145" meta:object-count="0"/>
  </office:meta>
</office:document-meta>
</file>